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Title_20_Shobido_20_2">
      <style:text-properties style:text-line-through-style="solid"/>
    </style:style>
    <style:style style:name="P5" style:family="paragraph" style:parent-style-name="Corpus_20_A">
      <style:text-properties style:font-name="Sylfaen2" style:font-name-asian="Symbol" style:font-name-complex="Symbol"/>
    </style:style>
    <style:style style:name="P6" style:family="paragraph" style:parent-style-name="Corpus_20_A">
      <style:text-properties fo:font-weight="normal" style:font-weight-asian="normal" style:font-weight-complex="normal"/>
    </style:style>
    <style:style style:name="P7" style:family="paragraph" style:parent-style-name="Corpus_20_A">
      <style:text-properties style:text-line-through-style="solid"/>
    </style:style>
    <style:style style:name="P8" style:family="paragraph" style:parent-style-name="Corpus_20_A">
      <style:text-properties style:text-line-through-style="none"/>
    </style:style>
    <style:style style:name="P9" style:family="paragraph" style:parent-style-name="Corpus_20_A">
      <style:text-properties style:text-line-through-style="none" style:text-underline-style="none" fo:font-weight="normal" fo:background-color="#ffff00" style:font-weight-asian="normal" style:font-weight-complex="normal"/>
    </style:style>
    <style:style style:name="P10" style:family="paragraph" style:parent-style-name="Corpus_20_Note">
      <style:text-properties style:font-name="Sylfaen2" style:font-name-asian="Symbol" style:font-name-complex="Symbol"/>
    </style:style>
    <style:style style:name="P11" style:family="paragraph" style:parent-style-name="Corpus_20_Note">
      <style:text-properties style:text-line-through-style="solid"/>
    </style:style>
    <style:style style:name="P12" style:family="paragraph" style:parent-style-name="Title_20_Shobido_20_3">
      <style:text-properties style:text-line-through-style="solid"/>
    </style:style>
    <style:style style:name="P13" style:family="paragraph" style:parent-style-name="Corpus_20_A">
      <style:text-properties style:text-line-through-style="solid"/>
    </style:style>
    <style:style style:name="P14" style:family="paragraph" style:parent-style-name="Corpus_20_Note">
      <style:text-properties style:text-line-through-style="solid"/>
    </style:style>
    <style:style style:name="P15" style:family="paragraph" style:parent-style-name="Title_20_Shobido_20_1">
      <style:text-properties style:text-line-through-style="solid"/>
    </style:style>
    <style:style style:name="P16" style:family="paragraph" style:parent-style-name="Title_20_Shobido_20_2">
      <style:text-properties style:text-line-through-style="solid"/>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text-position="sub 58%"/>
    </style:style>
    <style:style style:name="T5" style:family="text">
      <style:text-properties style:text-position="0% 100%"/>
    </style:style>
    <style:style style:name="T6" style:family="text">
      <style:text-properties style:font-name="Sylfaen2" style:font-name-asian="Symbol" style:font-name-complex="Symbo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au moins deux des troi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17"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17"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19" svg:width="0.458cm" svg:height="0.458cm" svg:x="7.022cm" svg:y="2.73cm"><draw:text-box><text:p text:style-name="P18"><text:span text:style-name="T8">3</text:span></text:p></draw:text-box></draw:frame><draw:frame draw:style-name="gr5" draw:text-style-name="P19" svg:width="0.458cm" svg:height="0.458cm" svg:x="4.274cm" svg:y="5.478cm"><draw:text-box><text:p text:style-name="P18"><text:span text:style-name="T8">5</text:span></text:p></draw:text-box></draw:frame><draw:frame draw:style-name="gr6" draw:text-style-name="P19" svg:width="0.458cm" svg:height="0.458cm" svg:x="1.526cm" svg:y="5.478cm"><draw:text-box><text:p text:style-name="P18"><text:span text:style-name="T8">6</text:span></text:p></draw:text-box></draw:frame><draw:frame draw:style-name="gr7" draw:text-style-name="P19" svg:width="0.458cm" svg:height="0.458cm" svg:x="7.022cm" svg:y="5.478cm"><draw:text-box><text:p text:style-name="P18"><text:span text:style-name="T8">4</text:span></text:p></draw:text-box></draw:frame><draw:frame draw:style-name="gr8" draw:text-style-name="P19" svg:width="0.458cm" svg:height="0.458cm" svg:x="7.022cm" svg:y="-0.018cm"><draw:text-box><text:p text:style-name="P18"><text:span text:style-name="T8">2</text:span></text:p></draw:text-box></draw:frame><draw:frame draw:style-name="gr9" draw:text-style-name="P19" svg:width="0.458cm" svg:height="0.458cm" svg:x="4.274cm" svg:y="-0.018cm"><draw:text-box><text:p text:style-name="P18"><text:span text:style-name="T8">1</text:span></text:p></draw:text-box></draw:frame><draw:frame draw:style-name="gr10" draw:text-style-name="P19" svg:width="0.458cm" svg:height="0.458cm" svg:x="1.526cm" svg:y="-0.018cm"><draw:text-box><text:p text:style-name="P18"><text:span text:style-name="T8">8</text:span></text:p></draw:text-box></draw:frame><draw:frame draw:style-name="gr11" draw:text-style-name="P19" svg:width="0.458cm" svg:height="0.458cm" svg:x="1.526cm" svg:y="2.73cm"><draw:text-box><text:p text:style-name="P18"><text:span text:style-name="T8">7</text:span></text:p></draw:text-box></draw:frame><draw:frame draw:style-name="gr12" draw:text-style-name="P19" svg:width="3.206cm" svg:height="0.458cm" svg:x="2.898cm" svg:y="2.73cm"><draw:text-box><text:p text:style-name="P18"><text:span text:style-name="T8">Table de Jeu</text:span></text:p></draw:text-box></draw:frame><draw:line draw:style-name="gr13" draw:text-style-name="P20" svg:x1="3.36cm" svg:y1="0.438cm" svg:x2="3.36cm" svg:y2="0.896cm"><text:p/></draw:line><draw:line draw:style-name="gr14" draw:text-style-name="P20" svg:x1="1.986cm" svg:y1="1.813cm" svg:x2="2.444cm" svg:y2="1.813cm"><text:p/></draw:line><draw:line draw:style-name="gr15" draw:text-style-name="P20" svg:x1="3.36cm" svg:y1="5.478cm" svg:x2="3.36cm" svg:y2="5.02cm"><text:p/></draw:line><draw:line draw:style-name="gr16" draw:text-style-name="P20" svg:x1="5.647cm" svg:y1="0.438cm" svg:x2="5.647cm" svg:y2="0.896cm"><text:p/></draw:line><draw:line draw:style-name="gr17" draw:text-style-name="P20" svg:x1="5.647cm" svg:y1="5.02cm" svg:x2="5.647cm" svg:y2="5.478cm"><text:p/></draw:line><draw:line draw:style-name="gr18" draw:text-style-name="P20" svg:x1="1.986cm" svg:y1="4.101cm" svg:x2="2.444cm" svg:y2="4.101cm"><text:p/></draw:line><draw:line draw:style-name="gr19" draw:text-style-name="P20" svg:x1="6.565cm" svg:y1="1.813cm" svg:x2="7.023cm" svg:y2="1.813cm"><text:p/></draw:line><draw:line draw:style-name="gr20" draw:text-style-name="P20" svg:x1="6.565cm" svg:y1="4.101cm" svg:x2="7.023cm" svg:y2="4.101cm"><text:p/></draw:line><draw:line draw:style-name="gr21" draw:text-style-name="P20" svg:x1="6.565cm" svg:y1="2.271cm" svg:x2="7.023cm" svg:y2="1.813cm"><text:p/></draw:line><draw:line draw:style-name="gr22" draw:text-style-name="P20" svg:x1="6.565cm" svg:y1="2.497cm" svg:x2="7.023cm" svg:y2="2.039cm"><text:p/></draw:line><draw:line draw:style-name="gr23" draw:text-style-name="P20" svg:x1="6.565cm" svg:y1="2.73cm" svg:x2="7.023cm" svg:y2="2.272cm"><text:p/></draw:line><draw:line draw:style-name="gr24" draw:text-style-name="P20" svg:x1="6.565cm" svg:y1="2.959cm" svg:x2="7.023cm" svg:y2="2.501cm"><text:p/></draw:line><draw:line draw:style-name="gr25" draw:text-style-name="P20" svg:x1="6.565cm" svg:y1="3.185cm" svg:x2="7.023cm" svg:y2="2.727cm"><text:p/></draw:line><draw:line draw:style-name="gr26" draw:text-style-name="P20" svg:x1="6.565cm" svg:y1="3.415cm" svg:x2="7.023cm" svg:y2="2.957cm"><text:p/></draw:line><draw:line draw:style-name="gr27" draw:text-style-name="P20" svg:x1="6.565cm" svg:y1="3.646cm" svg:x2="7.023cm" svg:y2="3.188cm"><text:p/></draw:line><draw:line draw:style-name="gr28" draw:text-style-name="P20" svg:x1="6.565cm" svg:y1="3.873cm" svg:x2="7.023cm" svg:y2="3.415cm"><text:p/></draw:line><draw:line draw:style-name="gr29" draw:text-style-name="P20" svg:x1="6.565cm" svg:y1="4.104cm" svg:x2="7.023cm" svg:y2="3.646cm"><text:p/></draw:line><draw:line draw:style-name="gr30" draw:text-style-name="P20" svg:x1="6.565cm" svg:y1="2.042cm" svg:x2="6.794cm" svg:y2="1.813cm"><text:p/></draw:line><draw:line draw:style-name="gr31" draw:text-style-name="P20"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zone 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7">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ou téléporté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6">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P15" text:outline-level="1"><text:soft-page-break/>Déplacement</text:h>
      <text:p text:style-name="P9">Déplacement = 2xMv (fixe)</text:p>
      <text:p text:style-name="P4">quand</text:p>
      <text:p text:style-name="P7">Durant la phase de mouvement, pour toute unité ayant reçu un ordre de « déplacement ». (2)</text:p>
      <text:p text:style-name="P4">comment</text:p>
      <text:p text:style-name="P7">Lancez 2D6 et ajoutez le meilleur des deux résultats au mouvement normal de l'unité.</text:p>
      <text:p text:style-name="P11">Déplacement = Mv+max(D6;D6)</text:p>
      <text:p text:style-name="P12">articles connexes :</text:p>
      <text:p text:style-name="P4">« Cavalerie » :</text:p>
      <text:p text:style-name="P7">Désigne une compétence.</text:p>
      <text:p text:style-name="P7">Le soldat se déplace de « Mv+max(D10;D10) » au lieu de « Mv+max(D6;D6) » lorsqu'il reçoit un ordre de « déplacement ».</text:p>
      <text:p text:style-name="P7">En revanche il ne peut pas recevoir l'ordre « tir appuyé » et ne reçoit aucun « modificateur de camouflage » quel que soit son ordre. </text:p>
      <text:p text:style-name="P8"/>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son « test de sauvegarde ». (2)(3)(4)</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Quand un soldat rate complétement son esquive. (4)</text:p>
      <text:p text:style-name="Corpus_20_A">3.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 (sauf interception)</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text:span text:style-name="T3"> </text:span>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JET DE 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 duel » durant la phase de corps à corps, au moment où le « mouvement de charge » est effectué. (4.2)</text:p>
      <text:p text:style-name="Title_20_Shobido_20_2">Comment</text:p>
      <text:p text:style-name="Corpus_20_A">Comptez les soutiens des deux duellistes.</text:p>
      <text:p text:style-name="Corpus_20_Note">Est considéré comme « soutien » tout soldat allié « valide » dont l'intégralité du socle est située à moins de 3ps du point de contact entre les socles des duellistes.</text:p>
      <text:p text:style-name="Corpus_20_A">Faites la différence entre le total des soutiens des deux duellistes. </text:p>
      <text:p text:style-name="Corpus_20_Note">Si le résultat est nul il n'y a pas de bonus lié au soutien.</text:p>
      <text:p text:style-name="Corpus_20_Note">Si le résultat est à l'avantage d'un duelliste, celui-ci reçoit un bonus en fonction de son avantage numérique :</text:p>
      <text:p text:style-name="Corpus_20_Note">Soutien surnuméraire de :</text:p>
      <text:p text:style-name="Corpus_20_Note"><text:tab/>1 donne 1D10 supplémentaire</text:p>
      <text:p text:style-name="Corpus_20_Note"><text:tab/>2 donne 2D10 supplémentaires</text:p>
      <text:p text:style-name="Corpus_20_Note"><text:tab/>3 donne 2D10 supplémentaires et +1 au résultat du meilleur jet.</text:p>
      <text:p text:style-name="Corpus_20_Note"><text:tab/>4 et + donnent 2D10 supplémentaires et +2 au résultat du meilleur jet.</text:p>
      <text:p text:style-name="Corpus_20_A">Lancez 1D10 pour chacun des deux duellistes.</text:p>
      <text:p text:style-name="Corpus_20_Note">Si un duelliste bénéficie d'un bonus de soutien, lancez pour lui 1D10 ou 2D10 en fonction de la valeur de cet avantage. </text:p>
      <text:p text:style-name="Corpus_20_Note">Si un duelliste possède une arme de corps à corps lancez pour lui 1D10 supplémentaire.</text:p>
      <text:p text:style-name="Corpus_20_A">Conservez le résultat de D10 le plus avantageux pour votre soldat parmi les résultats obtenus sur le ou les (au maximum 4) dés que vous avez lancé pour lui.</text:p>
      <text:p text:style-name="Corpus_20_A">Ajoutez à ce résultat la capacité de combat (CC) de votre soldat, et éventuellement :</text:p>
      <text:p text:style-name="Corpus_20_Note">Si un duelliste bénéficie d'un bonus de soutien de 3 ajoutez 1 à son résultat.</text:p>
      <text:p text:style-name="Corpus_20_Note">Si un duelliste bénéficie d'un bonus de soutien de 4 ou plus ajoutez 2 à son résultat.</text:p>
      <text:p text:style-name="Corpus_20_Note">Si un duelliste a reçu l'ordre « tir appuyé » il retranche 4 à son résultat.</text:p>
      <text:p text:style-name="Corpus_20_Note">Si un duelliste a reçu l'ordre « manœuvre » ou « mouvement » mais qu'il a tiré, il retranche 2 à son résultat.</text:p>
      <text:p text:style-name="Corpus_20_Note">Si un duelliste a reçu l'ordre « déplacement » ou qu'il était « bloqué » avant ce combat, il retranche 2 à son résultat.</text:p>
      <text:p text:style-name="Corpus_20_A">Comparez les résultats finals des deux duellistes.</text:p>
      <text:p text:style-name="Corpus_20_Note">En cas d'égalité, ou si la différence de score est de 2 points au maximum, le résultat du duel est déclaré « incertain », chaque soldat engagé dans ce corps à corps reçoit une touche de son adversaire.</text:p>
      <text:p text:style-name="Corpus_20_Note">Si l'un des deux duellistes a un score supérieur de 3, 4 ou 5 points à celui de son adversaire, il est dit « dominant », il ne subit pas de touche, en revanche son adversaire est dit « oppressé », il est touché et doit faire un « test de sauvegarde ».</text:p>
      <text:p text:style-name="Corpus_20_Note">Si l'un des deux duellistes a un score supérieur de 6 ou 7 points à celui de son adversaire, il est dit « dominant », il ne subit pas de touche, en revanche son adversaire est dit « oppressé », il est touché deux fois et doit faire deux « tests de sauvegarde ».</text:p>
      <text:p text:style-name="Corpus_20_Note">Si l'un des deux duellistes a un score supérieur de 8 points ou plus à celui de son adversaire, il est dit « dominant », il ne subit pas de touche, en revanche son adversaire est dit « oppressé », il est touché trois fois et doit faire trois « tests de sauvegarde ».</text:p>
      <text:p text:style-name="Corpus_20_A">Un soldat « oppressé » peut soit « encaisser » les touches comme convenu, soit tenter une « esquive » qui s'y substitue.</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chargé » par un adversaire et qu'une « intervention » ne réussit pas en sa faveur.</text:p>
      <text:p text:style-name="Corpus_20_A"/>
      <text:p text:style-name="Title_20_Shobido_20_3"><text:soft-page-break/>Articles connexes :</text:p>
      <text:p text:style-name="P4">« Incertain » :</text:p>
      <text:p text:style-name="P7">Désigne une situation.</text:p>
      <text:p text:style-name="P7">En cas d'égalité, ou si la différence de score est de +1/-1, le résultat d'un duel est déclaré « incertain » et l'issue se joue sur la valeur d'initiative des duellistes.</text:p>
      <text:p text:style-name="P11">Si les duellistes ont la même valeur d'initiative ils subissent une touche simultanément et doivent effectuer un « test de sauvegarde » chacun.</text:p>
      <text:p text:style-name="P11">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p text:style-name="Title_20_Shobido_20_2">« peur » :</text:p>
      <text:p text:style-name="Corpus_20_A">cf compétences</text:p>
      <text:p text:style-name="Title_20_Shobido_20_2">« Gladiateur » :</text:p>
      <text:p text:style-name="Corpus_20_A">cf compétences</text:p>
      <text:p text:style-name="Title_20_Shobido_20_2">« IMPLACABLE » :</text:p>
      <text:p text:style-name="Corpus_20_A">cf compétences</text:p>
      <text:p text:style-name="Corpus_20_A"/>
      <text:h text:style-name="Title_20_Shobido_20_1" text:outline-level="1">ESQUIVE</text:h>
      <text:p text:style-name="Title_20_Shobido_20_2">Quand</text:p>
      <text:p text:style-name="Corpus_20_A">Durant la phase de corps à corps, immédiatement après la résolution du combat. (4.3)</text:p>
      <text:p text:style-name="Title_20_Shobido_20_2">Comment</text:p>
      <text:p text:style-name="Corpus_20_A">Lancez 2D10 et attribuez le meilleur au résultat d'un test d'initiative, le moins bon au résultat d'un test de blocage.</text:p>
      <text:p text:style-name="Corpus_20_A">Si le résultat du test d'initiative est un succès et que le résultat du test de blocage est « valide », l'esquive est un succès complet. Le soldat qui a esquivé effectue un mouvement égal à sa valeur de mouvement dans la direction de son choix mais sans déclencher de nouveau combat.</text:p>
      <text:p text:style-name="Corpus_20_A">Si le résultat du test d'initiative est un succès mais que le résultat du test de blocage est « bloqué », l'esquive ne réussit que partiellement, le soldat subit une touche de son adversaire et en subit toutes les éventuelles conséquences.</text:p>
      <text:p text:style-name="Corpus_20_A">Si les résultats du test d'initiative est un échec et celui du test de blocage est « bloqué », l'esquive est désastreuse, le soldat effectue directement un jet blessure</text:p>
      <text:p text:style-name="Corpus_20_A">Les plages de résultat sont donc :</text:p>
      <text:p text:style-name="Corpus_20_Note">I+Max(D10;D10) <text:span text:style-name="T3"> 10</text:span><text:span text:style-name="T6"> ET Mini(D10;D10) </text:span><text:span text:style-name="T3"> </text:span><text:span text:style-name="T6">Cd</text:span><text:span text:style-name="T3"> </text:span><text:span text:style-name="T6">=&gt; (Mv)ps dans une direction au choix.</text:span></text:p>
      <text:p text:style-name="Corpus_20_Note">I+Max(D10;D10) <text:span text:style-name="T3"> 10</text:span><text:span text:style-name="T6"> ET Mini(D10;D10) &lt;</text:span><text:span text:style-name="T3"> </text:span><text:span text:style-name="T6">Cd</text:span><text:span text:style-name="T3"> </text:span><text:span text:style-name="T6">=&gt; Soldat subit une touche de son adversaire.</text:span></text:p>
      <text:p text:style-name="Corpus_20_Note"><text:span text:style-name="T6">I+Max(D10;D10) &lt;</text:span><text:span text:style-name="T3"> 10</text:span><text:span text:style-name="T6"> ET Mini(D10;D10) &lt;</text:span><text:span text:style-name="T3"> </text:span><text:span text:style-name="T6">Cd</text:span><text:span text:style-name="T3"> </text:span><text:span text:style-name="T6">=&gt; Soldat effectue un jet de blessure.</text:span></text:p>
      <text:p text:style-name="Title_20_Shobido_20_3">articles connexes :</text:p>
      <text:p text:style-name="Title_20_Shobido_20_2">« esquive » :</text:p>
      <text:p text:style-name="Corpus_20_A">Un soldat qui subit au moins une touche en combat peut substituer un test d'esquive à la résolution des touches de ce combat.</text:p>
      <text:p text:style-name="Corpus_20_A"><text:soft-page-break/>On détermine le résultat d'une « esquive » en effectuant simultanément un test d'initiative et de blocage en utilisant le meilleur jet pour l'initiative et le moins bon pour le commandement.</text:p>
      <text:p text:style-name="Title_20_Shobido_20_2">« engagé »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h text:style-name="Title_20_Shobido_20_1" text:outline-level="1">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xt:soft-page-break/>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4">T</text:span> <text:span text:style-name="T3">&gt;</text:span> D10<text:span text:style-name="T4">T-1</text:span> : explosion</text:p>
      <text:p text:style-name="Corpus_20_Note">D10<text:span text:style-name="T4">T</text:span> <text:span text:style-name="T3"></text:span> D10<text:span text:style-name="T4">T-1</text:span> : statu quo</text:p>
      <text:p text:style-name="Title_20_Shobido_20_2">annexe</text:p>
      <text:p text:style-name="Corpus_20_A">Il est conseillé d'utiliser un D10 pour garder le résultat du « test d'explosion » et ainsi connaître la valeur de « D10<text:span text:style-name="T4">T-1 </text:span><text:span text:style-name="T5">»</text:span>.</text:p>
      <text:p text:style-name="Title_20_Shobido_20_3">articles connexes :</text:p>
      <text:p text:style-name="Title_20_Shobido_20_2">« explosion » :</text:p>
      <text:p text:style-name="Corpus_20_A"/>
      <text:h text:style-name="Title_20_Shobido_20_1" text:outline-level="1">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6"> 6 : succès</text:span></text:p>
      <text:p text:style-name="P10">D10 &lt; 6 : échec</text:p>
      <text:p text:style-name="P3">Annexe</text:p>
      <text:p text:style-name="P5">Lorsqu'une réparation est un succès le blindé récupère un « point » dans l'« ensemble » de son choix.</text:p>
      <text:p text:style-name="P5">Un blindé qui reçoit un ordre de « réparation » peut effectuer deux « tests de réparation » au lieu d'un seul.</text:p>
      <text:h text:style-name="Title_20_Shobido_20_1" text:outline-level="1"><text:soft-page-break/></text:h>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17</text:page-number> / <text:page-count>17</text:page-count></text:p>
      </style:footer>
      <style:footer-left>
        <text:p text:style-name="MP2">3 <text:s/>: <text:s/><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16T17:35:42.27</dc:date>
    <meta:editing-cycles>71</meta:editing-cycles>
    <meta:editing-duration>P3DT3H27M52S</meta:editing-duration>
    <meta:document-statistic meta:table-count="0" meta:image-count="0" meta:object-count="2" meta:page-count="17" meta:paragraph-count="483" meta:word-count="6331" meta:character-count="330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